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22pt" fo:font-style="italic"/>
    </style:style>
    <style:style style:family="text" style:name="T2" style:display-name="T2">
      <style:text-properties fo:font-size="20pt"/>
    </style:style>
    <style:style style:family="text" style:name="T3" style:display-name="T3">
      <style:text-properties fo:font-size="16pt" fo:font-weight="bold"/>
    </style:style>
    <style:style style:family="text" style:name="T4" style:display-name="T4">
      <style:text-properties fo:font-size="16pt"/>
    </style:style>
    <style:style style:family="text" style:name="T5" style:display-name="T5">
      <style:text-properties fo:font-size="16pt" fo:font-weight="normal"/>
    </style:style>
    <style:style style:family="text" style:name="T6" style:display-name="T6">
      <style:text-properties style:text-underline-type="single" fo:font-size="20pt" fo:font-weight="bold"/>
    </style:style>
    <style:style style:family="paragraph" style:name="P2" style:display-name="P2" style:parent-style-name="Normal">
      <style:text-properties fo:font-size="12pt" fo:font-weight="bold"/>
    </style:style>
    <style:style style:family="paragraph" style:name="P3" style:display-name="P3" style:parent-style-name="Normal">
      <style:text-properties style:text-underline-type="single" fo:font-size="12pt" fo:font-weight="bold"/>
    </style:style>
    <style:style style:family="paragraph" style:name="P4" style:display-name="P4" style:parent-style-name="Normal">
      <style:text-properties fo:font-size="12pt" fo:font-weight="normal"/>
    </style:style>
    <style:style style:family="paragraph" style:name="P1" style:display-name="P1" style:parent-style-name="Normal">
      <style:text-properties style:text-underline-type="single" fo:font-size="16pt" fo:font-weight="bold"/>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We Have Idea Air Quality Meter Presentation</text:span></text:p>
        <text:p text:style-name="P1"/>
        <text:p text:style-name="P1"><text:span text:style-name="T2">Introduction</text:span></text:p>
        <text:p text:style-name="Normal"><text:span text:style-name="T3">Kay:</text:span><text:span text:style-name="T4"> We are Team We have Idea, and this is our product, Air Quality Meter.</text:span></text:p>
        <text:p text:style-name="Normal"/>
        <text:p text:style-name="P1"><text:span text:style-name="T2">Idea</text:span></text:p>
        <text:p text:style-name="Normal"><text:span text:style-name="T3">Kay: </text:span><text:span text:style-name="T5">Our challenge was Air Pollution. We decided to help solve this by showing people the level of air pollution in their area, </text:span><text:span text:style-name="T4">improving peoples awareness of it, visualizing it in a simple and intuitive way, inspiring them to act on it and try to improve it through a series of simple and easy tasks.</text:span></text:p>
        <text:p text:style-name="Normal"/>
        <text:p text:style-name="Normal"><text:span text:style-name="T3">Robert</text:span><text:span text:style-name="T4">: We used publicly available data from the Air Quality Scotland website, and an advanced algorithm that calculates the score in areas with not enough data.</text:span></text:p>
        <text:p text:style-name="Normal"/>
        <text:p text:style-name="P1"><text:span text:style-name="T2">Project Management</text:span></text:p>
        <text:p text:style-name="P1"><text:span text:style-name="T3">Fraser:</text:span><text:span text:style-name="T5"> To make sure our project stayed on track we used a kanban board to keep track of where we were and how much we done. We split up the project into small tasks and then out them into columns for how done they were and how essential they were so we got the most important things done first.</text:span></text:p>
        <text:p text:style-name="P1"/>
        <text:p text:style-name="P1"><text:span text:style-name="T3">Robert:</text:span><text:span text:style-name="T5"> Each of us took on a different part of the project, Fraser coding the backend and setting up a server and database to serve the pages and calculate the score, Kenneth making the frontend webpage and me coding a dial to display the score graphically in a simple and intuitive way.</text:span></text:p>
        <text:p text:style-name="P1"/>
        <text:p text:style-name="P1"><text:span text:style-name="T3">Kay:</text:span><text:span text:style-name="T5"> To make it easy for newcomers to under stand our code we followed language style guides and commented our code where it wasn’t clear what it did.</text:span></text:p>
        <text:p text:style-name="P1"/>
        <text:p text:style-name="P1"><text:span text:style-name="T2">UI Design</text:span></text:p>
        <text:p text:style-name="P2"><text:span text:style-name="T4">Kay: </text:span><text:span text:style-name="T5">We started off by sketching low fidelity designs and having a group discussion about what we thought would be easy to do but still look nice.</text:span><text:span text:style-name="T4"> </text:span><text:span text:style-name="T5">We decided on a design consisting of multiple pages, the first being where you enter your postcode and then submit it. The next had a map that put <text:s/>a pointer to where you had selected and had a button that took you to the next page which consists of a dial, your score and an inspirational message in the middle and below, some things you could do help improve your air quality.</text:span></text:p>
        <text:p text:style-name="P2"/>
        <text:p text:style-name="P2"><text:span text:style-name="T3">Robert: </text:span><text:span text:style-name="T5">We think that people concerned about their or their families health would be interested in our project.</text:span></text:p>
        <text:p text:style-name="P1"/>
        <text:p text:style-name="P1"><text:span text:style-name="T2">Architecture</text:span></text:p>
        <text:p text:style-name="P3"><text:span text:style-name="T4">Fraser</text:span><text:span text:style-name="T5">: The software we used in this project was Python for the RESTful API backend. We also used Nginx, a lightweight web server, to serve the static files such as images, html, CSS and JavaScript. The backend takes a latitude and longitude and calculates the score based on that which is then passed to the frontend where it is displayed in the dial.</text:span></text:p>
        <text:p text:style-name="P4"/>
        <text:p text:style-name="P3"><text:span text:style-name="T4">Robert</text:span><text:span text:style-name="T5">: The dial was programmed with an html canvas and some JavaScript. The dial caused many, many problems and took hours of work to implement. The main problem I faced when implementing it was the fact that the dial seemed to be rotated at a non sensible angle which I remedied by adding an offset that I changed until it was perfect</text:span></text:p>
        <text:p text:style-name="Normal"/>
        <text:p text:style-name="Normal"><text:span text:style-name="T6">Demo &amp; Questions</text:span></text:p>
        <text:p text:style-name="Normal"><text:span text:style-name="T3">Fraser:</text:span><text:span text:style-name="T5"> There will now be a short demo of our web app</text:span></text:p>
        <text:p text:style-name="Normal"><text:span text:style-name="T5"><text:tab/>- ask for </text:span><text:span text:style-name="T3">EDINBURGH </text:span><text:span text:style-name="T5"> postcode</text:span></text:p>
        <text:p text:style-name="Normal"><text:span text:style-name="T3">Kay: *</text:span><text:span text:style-name="T5">runs demo on phone screen sharing to laptop*</text:span></text:p>
        <text:p text:style-name="Normal"/>
        <text:p text:style-name="Normal"><text:span text:style-name="T3">Robert: </text:span><text:span text:style-name="T5">Do you have any questions?</text:span></text:p>
        <text:p text:style-name="Normal"/>
        <text:p text:style-name="Normal"><text:span text:style-name="T3">Fraser:</text:span><text:span text:style-name="T5"> Thank you for considering our project. Ive been Fraser (Price?)</text:span></text:p>
        <text:p text:style-name="Normal"/>
        <text:p text:style-name="Normal"><text:span text:style-name="T3">Robert:</text:span><text:span text:style-name="T5"> Ive been Robert (?)</text:span></text:p>
        <text:p text:style-name="Normal"/>
        <text:p text:style-name="Normal"><text:span text:style-name="T3">Kay: </text:span><text:span text:style-name="T5">Ive been Kay(Mac Iver?) and we’ve been Team We Have Idea</text:span></text:p>
        <text:p text:style-name="Normal"/>
        <text:p text:style-name="Normal"><text:span text:style-name="T3">Fraser:</text:span><text:span text:style-name="T5"> Thank you for making this a fun week.</text:span></text:p>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15%" fo:margin-top="0cm" fo:margin-bottom="0.247cm"/>
    </style:style>
    <style:style style:family="paragraph" style:name="Normal" style:display-name="Normal">
      <style:paragraph-properties fo:widows="2" fo:orphans="2" style:writing-mode="lr"/>
      <style:text-properties style:font-name="Liberation Serif" fo:font-size="12pt" fo:language="en" fo:country="GB"/>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19-07-25T13:48:28.709225570</meta:creation-date>
    <dc:date>Thu Jul 25 23:50:03 2019
</dc:date>
  </office:meta>
</office:document-meta>
</file>